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287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1.39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Regular Inventory Update</text:p>
          </table:table-cell>
          <table:table-cell table:style-name="ce2" office:value-type="string" calcext:value-type="string">
            <text:p>RRAT</text:p>
          </table:table-cell>
          <table:table-cell table:style-name="ce3" office:value-type="string" calcext:value-type="string">
            <text:p>CSET</text:p>
          </table:table-cell>
          <table:table-cell table:style-name="ce3" office:value-type="string" calcext:value-type="string">
            <text:p>MITR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ulnerability Assessment &amp; Timely Patch Management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e Data Encryption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,application and browser plugins update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ion of Rogue Hardware and software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Training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hing simulation Test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 Based User Training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 filtering Mechanism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RC,DKIM and SPF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ctive Regular Backup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 on Multiple Location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ackup Simulation Test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management with data backup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ident Response plan for ransomware attack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top exercises for incident response plan 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ident Response Policy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ing security incident to stake Holders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 plan to Business Continuity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 Segmentation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 Monitoring Mechanmism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curity Policy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 Encryption protocols for Wireless networks 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 Network Traffic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ct Access to Unauthorized Devices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A for CII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 <text:s/>for remote access systems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A for privileged accounts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A for All users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party Risk Management &amp; Audit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or Management Policy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R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/AM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 filtering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Malicious Advertisements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Z or Separate Hosting Infrastructure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ord Policy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al Media Policy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se Policy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 Control Policy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st Privilege Principal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s to Detect Insider Threat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Prevention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P Policy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able Unnecessary RDP 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 RDP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 Risk Assessment</text:p>
          </table:table-cell>
          <table:table-cell table:number-columns-repeated="3" office:value-type="string" calcext:value-type="string">
            <text:p>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pdate Risk Assessment based on Recent threate</text:p>
          </table:table-cell>
          <table:table-cell table:number-columns-repeated="2" office:value-type="string" calcext:value-type="string">
            <text:p>✅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stablished Risk Tolerance</text:p>
          </table:table-cell>
          <table:table-cell table:number-columns-repeated="2" office:value-type="string" calcext:value-type="string">
            <text:p>✅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ocumented and Approved Security Configurations</text:p>
          </table:table-cell>
          <table:table-cell table:number-columns-repeated="2" office:value-type="string" calcext:value-type="string">
            <text:p>✅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Baseline images to maintain hardware &amp; software</text:p>
          </table:table-cell>
          <table:table-cell table:number-columns-repeated="2" office:value-type="string" calcext:value-type="string">
            <text:p>✅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ecurity Hardening guides to manage system configurations</text:p>
          </table:table-cell>
          <table:table-cell table:number-columns-repeated="2" office:value-type="string" calcext:value-type="string">
            <text:p>✅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Maintain Blocklist and Allowlist softwares</text:p>
          </table:table-cell>
          <table:table-cell table:number-columns-repeated="2" office:value-type="string" calcext:value-type="string">
            <text:p>✅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esilient systems and data</text:p>
          </table:table-cell>
          <table:table-cell table:number-columns-repeated="2" office:value-type="string" calcext:value-type="string">
            <text:p>✅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0:32:29.478000000</meta:creation-date>
    <dc:date>2024-06-10T16:12:46.052000000</dc:date>
    <meta:editing-duration>PT5H40M16S</meta:editing-duration>
    <meta:editing-cycles>2</meta:editing-cycles>
    <meta:generator>LibreOffice/7.5.4.2$Windows_X86_64 LibreOffice_project/36ccfdc35048b057fd9854c757a8b67ec53977b6</meta:generator>
    <meta:document-statistic meta:table-count="1" meta:cell-count="179" meta:object-count="0"/>
  </office:meta>
</office:document-meta>
</file>